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6cm"/>
    </style:style>
    <style:style style:name="co3" style:family="table-column">
      <style:table-column-properties fo:break-before="auto" style:column-width="3.141cm"/>
    </style:style>
    <style:style style:name="co4" style:family="table-column">
      <style:table-column-properties fo:break-before="auto" style:column-width="4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áro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imagePat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sourceUrl</text:p>
          </table:table-cell>
        </table:table-row>
        <table:table-row table:style-name="ro1">
          <table:table-cell office:value-type="string" calcext:value-type="string">
            <text:p>14.40.618</text:p>
          </table:table-cell>
          <table:table-cell office:value-type="string" calcext:value-type="string">
            <text:p>Self-Portrait</text:p>
          </table:table-cell>
          <table:table-cell office:value-type="string" calcext:value-type="string">
            <text:p>Rembrandt van Rijn</text:p>
          </table:table-cell>
          <table:table-cell office:value-type="string" calcext:value-type="string">
            <text:p>painting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\study_room\master_studies\portraits\rembrandt_van_rijn-self_portrait_1660.jpg"</text:p>
          </table:table-cell>
          <table:table-cell office:value-type="string" calcext:value-type="string">
            <text:p>The Me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s://www.metmuseum.org/art/collection/search/437397</text:p>
          </table:table-cell>
        </table:table-row>
        <table:table-row table:style-name="ro1">
          <table:table-cell office:value-type="string" calcext:value-type="string">
            <text:p>1971.86</text:p>
          </table:table-cell>
          <table:table-cell office:value-type="string" calcext:value-type="string">
            <text:p>Juan de Pareja (ca. 1608–1670)</text:p>
          </table:table-cell>
          <table:table-cell office:value-type="string" calcext:value-type="string">
            <text:p>Diego Velázquez</text:p>
          </table:table-cell>
          <table:table-cell office:value-type="string" calcext:value-type="string">
            <text:p>painting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\study_room\master_studies\portraits\diego_velazquez-juan_de_pareja-1650.jpg"</text:p>
          </table:table-cell>
          <table:table-cell office:value-type="string" calcext:value-type="string">
            <text:p>The Me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<text:a xlink:href="https://www.metmuseum.org/art/collection/search/437869" xlink:type="simple">https://www.metmuseum.org/art/collection/search/437869</text:a></text:p>
          </table:table-cell>
        </table:table-row>
        <table:table-row table:style-name="ro1">
          <table:table-cell office:value-type="string" calcext:value-type="string">
            <text:p>RP-P-OB-697</text:p>
          </table:table-cell>
          <table:table-cell office:value-type="string" calcext:value-type="string">
            <text:p>Self-portrait in a Cap, Wide-eyed and Open-mouthed</text:p>
          </table:table-cell>
          <table:table-cell office:value-type="string" calcext:value-type="string">
            <text:p>Rembrandt van Rijn</text:p>
          </table:table-cell>
          <table:table-cell office:value-type="string" calcext:value-type="string">
            <text:p>drawing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\study_room\master_studies\portraits\rembrandt_van_rijn-self_portrait_in_a_cap-1630.jpg"</text:p>
          </table:table-cell>
          <table:table-cell office:value-type="string" calcext:value-type="string">
            <text:p>Rijksmuseum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<text:a xlink:href="https://www.rijksmuseum.nl/en/collection/object/Self-portrait-in-a-Cap-Wide-eyed-and-Open-mouthed--0af3f07dffd6b10a884dad8c43fff5ce?tab=data" xlink:type="simple">https://www.rijksmuseum.nl/en/collection/object/Self-portrait-in-a-Cap-Wide-eyed-and-Open-mouthed--0af3f07dffd6b10a884dad8c43fff5ce?tab=data</text:a></text:p>
          </table:table-cell>
        </table:table-row>
        <table:table-row table:style-name="ro1">
          <table:table-cell office:value-type="string" calcext:value-type="string">
            <text:p>RP-P-OB-5689</text:p>
          </table:table-cell>
          <table:table-cell office:value-type="string" calcext:value-type="string">
            <text:p>Le Départ pour les champs</text:p>
          </table:table-cell>
          <table:table-cell office:value-type="string" calcext:value-type="string">
            <text:p>Claude Lorrain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1638-1641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\study_room\master_studies\landscapes\le-depart-pour-les-champs-claude-lorrain_1638.jpg"</text:p>
          </table:table-cell>
          <table:table-cell office:value-type="string" calcext:value-type="string">
            <text:p>Rijksmuseum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s://www.rijksmuseum.nl/en/collection/object/Het-vertrek-naar-de-velden--99157462a81310bea7f2a62c0c135889?tab=data</text:p>
          </table:table-cell>
        </table:table-row>
        <table:table-row table:style-name="ro1">
          <table:table-cell office:value-type="string" calcext:value-type="string">
            <text:p>1975.1.297</text:p>
          </table:table-cell>
          <table:table-cell office:value-type="string" calcext:value-type="string">
            <text:p>Warwick Castle: The East Front</text:p>
          </table:table-cell>
          <table:table-cell office:value-type="string" calcext:value-type="string">
            <text:p>Canaletto (Giovanni Antonio Canal)</text:p>
          </table:table-cell>
          <table:table-cell office:value-type="string" calcext:value-type="string">
            <text:p>drawing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\study_room\master_studies\landscapes\warwick_castle_the_east_front-canaletto-1752.jpg"</text:p>
          </table:table-cell>
          <table:table-cell office:value-type="string" calcext:value-type="string">
            <text:p>The Me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s://www.metmuseum.org/art/collection/search/459183</text:p>
          </table:table-cell>
        </table:table-row>
        <table:table-row table:style-name="ro1">
          <table:table-cell office:value-type="string" calcext:value-type="string">
            <text:p>1970.17.34 </text:p>
          </table:table-cell>
          <table:table-cell office:value-type="string" calcext:value-type="string">
            <text:p>Farmhouse in Provence</text:p>
          </table:table-cell>
          <table:table-cell office:value-type="string" calcext:value-type="string">
            <text:p>Vincent van Gogh</text:p>
          </table:table-cell>
          <table:table-cell office:value-type="string" calcext:value-type="string">
            <text:p>painting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\study_room\master_studies\landscapes\farmhouse_in_provence-vincent_van_gogh-1888.jpg"</text:p>
          </table:table-cell>
          <table:table-cell office:value-type="string" calcext:value-type="string">
            <text:p>National gallery of ar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<text:a xlink:href="https://www.nga.gov/artworks/52178-farmhouse-provence" xlink:type="simple">https://www.nga.gov/artworks/52178-farmhouse-provence</text:a></text:p>
          </table:table-cell>
        </table:table-row>
        <table:table-row table:style-name="ro1">
          <table:table-cell office:value-type="string" calcext:value-type="string">
            <text:p>1922.426</text:p>
          </table:table-cell>
          <table:table-cell office:value-type="string" calcext:value-type="string">
            <text:p>Bordighera</text:p>
          </table:table-cell>
          <table:table-cell office:value-type="string" calcext:value-type="string">
            <text:p>Claude Monet</text:p>
          </table:table-cell>
          <table:table-cell office:value-type="string" calcext:value-type="string">
            <text:p>painting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\study_room\master_studies\landscapes\bordighera-claude_monet-1884.jpg"</text:p>
          </table:table-cell>
          <table:table-cell office:value-type="string" calcext:value-type="string">
            <text:p>The Art Institute of Chicago 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s://www.artic.edu/artworks/81537/bordighera</text:p>
          </table:table-cell>
        </table:table-row>
        <table:table-row table:style-name="ro1">
          <table:table-cell office:value-type="string" calcext:value-type="string">
            <text:p>SK-A-2338</text:p>
          </table:table-cell>
          <table:table-cell office:value-type="string" calcext:value-type="string">
            <text:p>Still Life with Flowers on a Marble Tabletop</text:p>
          </table:table-cell>
          <table:table-cell/>
          <table:table-cell office:value-type="string" calcext:value-type="string">
            <text:p>painting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still lif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\study_room\master_studies\still_life\still_life_with_flowers_on_a_marble_tabletop-rachel_ruysch-1716.jpg"</text:p>
          </table:table-cell>
          <table:table-cell office:value-type="string" calcext:value-type="string">
            <text:p>Rijksmuseum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<text:a xlink:href="https://www.rijksmuseum.nl/en/collection/object/Still-Life-with-Flowers-on-a-Marble-Tabletop--570d1419506e38cb3916f640fe5a2328?tab=data" xlink:type="simple">https://www.rijksmuseum.nl/en/collection/object/Still-Life-with-Flowers-on-a-Marble-Tabletop--570d1419506e38cb3916f640fe5a2328?tab=data</text:a></text:p>
          </table:table-cell>
        </table:table-row>
        <table:table-row table:style-name="ro1">
          <table:table-cell office:value-type="string" calcext:value-type="string">
            <text:p>51.112.1</text:p>
          </table:table-cell>
          <table:table-cell office:value-type="string" calcext:value-type="string">
            <text:p>Still Life with Apples and a Pot of Primrose </text:p>
          </table:table-cell>
          <table:table-cell office:value-type="string" calcext:value-type="string">
            <text:p>Rachel Ruysch </text:p>
          </table:table-cell>
          <table:table-cell office:value-type="string" calcext:value-type="string">
            <text:p>painting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still lif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\study_room\master_studies\still_life\still_life_with_flowers_on_a_marble_tabletop-rachel_ruysch-1716.jpg"</text:p>
          </table:table-cell>
          <table:table-cell office:value-type="string" calcext:value-type="string">
            <text:p>The Me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<text:a xlink:href="https://www.metmuseum.org/art/collection/search/435882" xlink:type="simple">https://www.metmuseum.org/art/collection/search/435882</text:a></text:p>
          </table:table-cell>
        </table:table-row>
        <table:table-row table:style-name="ro1">
          <table:table-cell office:value-type="string" calcext:value-type="string">
            <text:p>2000.6.1</text:p>
          </table:table-cell>
          <table:table-cell office:value-type="string" calcext:value-type="string">
            <text:p>Still Life with Figs and Bread</text:p>
          </table:table-cell>
          <table:table-cell office:value-type="string" calcext:value-type="string">
            <text:p>Luis Meléndez</text:p>
          </table:table-cell>
          <table:table-cell office:value-type="string" calcext:value-type="string">
            <text:p>painting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still lif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\study_room\master_studies\still_life\still_life_with_figs_and_bread-luis_melendez-1770.jpg"</text:p>
          </table:table-cell>
          <table:table-cell office:value-type="string" calcext:value-type="string">
            <text:p>National gallery of ar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<text:a xlink:href="https://www.nga.gov/artworks/111627-still-life-figs-and-bread" xlink:type="simple">https://www.nga.gov/artworks/111627-still-life-figs-and-bread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Štýl_20_šípky_20_1" draw:display-name="Štýl ší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.00.0000</text:date>, <text:time style:data-style-name="N2" text:time-value="12:25:07.331000000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0T06:28:59.591000000</meta:creation-date>
    <dc:date>2026-01-11T13:55:56.623000000</dc:date>
    <meta:editing-duration>PT3H44M50S</meta:editing-duration>
    <meta:editing-cycles>2</meta:editing-cycles>
    <meta:generator>LibreOffice/24.8.6.2$Windows_X86_64 LibreOffice_project/6d98ba145e9a8a39fc57bcc76981d1fb1316c60c</meta:generator>
    <meta:document-statistic meta:table-count="1" meta:cell-count="120" meta:object-count="0"/>
  </office:meta>
</office:document-meta>
</file>